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12pt" fo:font-style="normal" fo:text-shadow="none" style:text-underline-style="none" fo:font-weight="normal" style:font-name-asian="Courier 10 Pitch" style:font-size-asian="12pt" style:font-style-asian="normal" style:font-weight-asian="normal" style:font-name-complex="Courier 10 Pitch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12pt" fo:font-style="normal" fo:text-shadow="none" style:text-underline-style="none" fo:font-weight="bold" style:font-name-asian="Courier 10 Pitch" style:font-size-asian="12pt" style:font-style-asian="normal" style:font-weight-asian="bold" style:font-name-complex="Courier 10 Pitch" style:font-size-complex="12pt" style:font-style-complex="normal" style:font-weight-complex="bold" style:text-emphasize="none" style:text-overline-style="none" style:text-overline-color="font-color"/>
    </style:style>
    <style:style style:name="P3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10pt" fo:font-style="normal" fo:text-shadow="none" style:text-underline-style="none" fo:font-weight="bold" style:font-name-asian="Courier 10 Pitch" style:font-size-asian="10pt" style:font-style-asian="normal" style:font-weight-asian="bold" style:font-name-complex="Courier 10 Pitch" style:font-size-complex="10pt" style:font-style-complex="normal" style:font-weight-complex="bold" style:text-emphasize="none" style:text-overline-style="none" style:text-overline-color="font-color"/>
    </style:style>
    <style:style style:name="P4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14pt" fo:font-style="normal" fo:text-shadow="none" style:text-underline-style="none" fo:font-weight="bold" style:font-name-asian="Courier 10 Pitch" style:font-size-asian="14pt" style:font-style-asian="normal" style:font-weight-asian="bold" style:font-name-complex="Courier 10 Pitch" style:font-size-complex="14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 style:list-style-name="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name-asian="Courier 10 Pitch" style:font-size-asian="12pt" style:font-style-asian="normal" style:font-weight-asian="normal" style:font-name-complex="Courier 10 Pitch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 style:list-style-name="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bold" style:font-name-asian="Courier 10 Pitch" style:font-size-asian="10pt" style:font-style-asian="normal" style:font-weight-asian="bold" style:font-name-complex="Courier 10 Pitch" style:font-size-complex="10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 style:list-style-name="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Courier 10 Pitch" fo:font-size="14pt" fo:font-style="normal" fo:text-shadow="none" style:text-underline-style="none" fo:font-weight="bold" style:font-name-asian="Courier 10 Pitch" style:font-size-asian="14pt" style:font-style-asian="normal" style:font-weight-asian="bold" style:font-name-complex="Courier 10 Pitch" style:font-size-complex="14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ONIR PARAĆIN d.o.o. Beograd Ogranak Fabrika Hissar Prokuplje</text:p>
      <text:p text:style-name="Standard"/>
      <text:p text:style-name="Standard"/>
      <text:p text:style-name="P3">Direktor</text:p>
      <text:p text:style-name="P5">PIONIR PARAĆIN d.o.o. Beograd </text:p>
      <text:p text:style-name="P3"/>
      <text:p text:style-name="P6"><text:s text:c="2"/>Nikolić Radiša, s.r.</text:p>
      <text:p text:style-name="Standard"/>
      <text:p text:style-name="Standard"/>
      <text:p text:style-name="Standard"/>
      <text:p text:style-name="P2"><text:s/>DIREKTOR</text:p>
      <text:p text:style-name="P2"><text:s/>'PIONIR' d.o.o. Beograd</text:p>
      <text:p text:style-name="P2"/>
      <text:p text:style-name="P2"/>
      <text:p text:style-name="P2"><text:s/>Aleksić Miroljub, s.r.</text:p>
      <text:p text:style-name="Standard"/>
      <text:p text:style-name="Standard"/>
      <text:p text:style-name="Standard"/>
      <text:p text:style-name="P4"><text:s text:c="36"/>C E N O V N I K</text:p>
      <text:p text:style-name="P4"/>
      <text:p text:style-name="P4"><text:s text:c="18"/>VELEPRODAJNE CENE PO PAKOVANJIMA</text:p>
      <text:p text:style-name="P4"/>
      <text:p text:style-name="P4"><text:s text:c="18"/>PROIZVODNI PROGRAM PRIVREDNOG DRUŠTVA <text:s text:c="11"/><text:span text:style-name="T2">PIONIR PARAĆIN d.o.o. Beograd Ogranak Fabrika Hissar Prokuplje</text:span></text:p>
      <text:p text:style-name="Standard"/>
      <text:p text:style-name="Standard"/>
      <text:p text:style-name="Standard"/>
      <text:p text:style-name="P4"><text:s text:c="39"/>C E N O V N I K</text:p>
      <text:p text:style-name="P4"/>
      <text:p text:style-name="P7"><text:span text:style-name="T3"><text:s text:c="10"/></text:span>MALOPRODAJNE CENE PO PAKOVANJIMA ZA PRODAVNICE</text:p>
      <text:p text:style-name="P4"/>
      <text:p text:style-name="P4"><text:span text:style-name="T1"><text:s text:c="15"/>PROIZVODNI PROGRAM PRIVREDNOG DRUŠTVA <text:s text:c="28"/></text:span><text:span text:style-name="T4">PIONIR PARAĆIN d.o.o. Beograd Ogranak Fabrika Hissar Prokuplj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1:50:51.70</meta:creation-date>
    <meta:document-statistic meta:table-count="0" meta:image-count="0" meta:object-count="0" meta:page-count="1" meta:paragraph-count="13" meta:word-count="73" meta:character-count="661" meta:non-whitespace-character-count="420"/>
    <dc:date>2017-05-10T12:18:11.20</dc:date>
    <meta:editing-duration>PT27M19S</meta:editing-duration>
    <meta:editing-cycles>1</meta:editing-cycles>
    <meta:generator>LibreOffice/3.4$Win32 LibreOffice_project/340m1$Build-502</meta:generator>
  </office:meta>
</office:document-meta>
</file>